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Průvodce programem Impress</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K tomuto vydání <text:user-defined style:data-style-name="N0" text:name="Guide Name"> Průvodce Impress</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K předchozím vydáním <text:user-defined style:data-style-name="N0" text:name="Guide Name"> Průvodce Impress</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kováno v <text:date style:data-style-name="N34" text:date-value="2021-01-10T09:04:46.425414704">lednu</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Pro koho je tato uživatelská příručka určena?<text:tab/>4</text:a></text:p>
          <text:p text:style-name="P25"><text:a xlink:type="simple" xlink:href="#__RefHeading__6749_1241987491" text:style-name="Index_20_Link" text:visited-style-name="Index_20_Link">Co je v této uživatelské příručc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Kdo napsal tuto uživatelskou příručku?<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Co je nového v LibreOffice 7.0?<text:tab/>9</text:a></text:p>
        </text:index-body>
      </text:table-of-content>
      <text:p text:style-name="Page_20_Break"/>
      <text:h text:style-name="P41" text:outline-level="1"><text:bookmark-start text:name="__RefHeading___Toc31031_683246203"/>Pro koho je tato uživatelská příručka určena?<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je aplikace pro prezentace. Je kompatibilní s celou řadou formátů včetně Microsoft PowerPoint (.ppt, .pptx) a svou práci můžeme exportovat v několika formátech, například PDF, HTML, Adobe Flash a mnoha grafických formátech.</text:p>
      <text:p text:style-name="P10">Možná jste v prezentačním softwaru nováčkem nebo používáte jinou kancelářskou sadu. Tato uživatelská příručka urychlí práci s LibreOffice Impress.</text:p>
      <text:h text:style-name="P37" text:outline-level="1"><text:bookmark-start text:name="__RefHeading__6749_1241987491"/>Co je v této uživatelské příručce?<text:bookmark-end text:name="__RefHeading__6749_1241987491"/></text:h>
      <text:p text:style-name="P10">Tato uživatelská příručka představuje hlavní funkce aplikace Impress, komponentu prezentace aplikace LibreOffice. Pomocí aplikace Impress můžeme vytvářet snímky, které obsahují text, seznamy s odrážkami a číslované seznamy, tabulky, grafy, kliparty a další objekty.
 Impress také přichází s připravenými styly, pozadí snímků a šablonami, které nám pomohou vytvářet prezentace.</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ze LibreOffice pro Windows, Linux a macOS jsou volně dostupné a lze je stáhnout ze stránky <text:a xlink:type="simple" xlink:href="https://www.libreoffice.org/download" text:style-name="Internet_20_link" text:visited-style-name="Visited_20_Internet_20_Link">https://cs.libreoffice.org/download</text:a>. Uživatelé Linuxu pravděpodobně naleznou kancelářský balík LibreOffice jako součást mnoha nejnovějších distribucí.</text:p>
      <text:p text:style-name="P7">Portable a další verze LibreOffice jsou k dispozici na stránce pro stahování. Linux, Vanilla a další verze se mohou v několika funkcích lišit od popisů v této uživatelské příručc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Nastavení změníme v hlavní nabídce <text:span text:style-name="Strong_20_Emphasis">Nástroje &gt; Možnosti</text:span> (<text:span text:style-name="Strong_20_Emphasis">LibreOffice &gt; Předvolby</text:span> na macOS). Nastavení je popsáno v nápovědě a v kapitole 2 Nastavení LibreOffice příručky <text:span text:style-name="Emphasis">Začínáme s LibreOffice</text:span>.</text:p>
      <text:p text:style-name="P10">Některá nastavení, která zajímají zvláště uživatele aplikace Impress, jsou popsána v této knize, v kapitole 11 Nastavení a přizpůsobení Impress. V této kapitole najdete informace o tom, jak přizpůsobit nabídky, nástrojové lišty a klávesové zkratky v LibreOffice Impress, přidávat nové nabídky a nástrojové lišty a přiřazovat makra událostem.</text:p>
      <text:list xml:id="list221928067" text:style-name="Heading_20_Tip">
        <text:list-item>
          <text:p text:style-name="P50">Tip</text:p>
        </text:list-item>
      </text:list>
      <text:p text:style-name="P15">Mnoho nastavení je určeno pro pokročilé uživatele a programátory. Pokud nerozumíme tomu, co některá možnost dělá, doporučujeme ponechat ji na výchozím nastavení, pokud pokyny v této uživatelské příručce nedoporučují změnit nastavení.</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Při instalaci LibreOffice je nainstalováno několik rozšíření a další můžeme získat v oficiálním úložišti rozšíření na stránce <text:a xlink:type="simple" xlink:href="https://extensions.libreoffice.org/" text:style-name="Internet_20_link" text:visited-style-name="Visited_20_Internet_20_Link">https://extensions.libreoffice.org</text:a> a z dalších zdrojů. Více informací o tom, jak se instalují, se nachází v kapitole 11 Nastavení a přizpůsobení Impress.</text:p>
      <text:h text:style-name="P37" text:outline-level="1"><text:bookmark-start text:name="__RefHeading__6751_1241987491"/>Kde získat pomoc<text:bookmark-end text:name="__RefHeading__6751_1241987491"/></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Přejeme-li si zobrazit nápovědu, stiskneme klávesu <text:span text:style-name="Keystroke">F1</text:span> nebo z nabídky vybereme <text:span text:style-name="Strong_20_Emphasis">Nápověda &gt; Nápověda LibreOffice</text:span>.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Co je to?</text:span> – Rychlé tipy získáme, když umístíme ukazatel myši nad ikonu. Zobrazí se tip nápovědy s krátkým popisem funkce ikony. Kromě toho je možné aktivovat <text:span text:style-name="Strong_20_Emphasis">rozšířené tipy</text:span>, a to pomocí <text:span text:style-name="Strong_20_Emphasis">Nástroje &gt; Možnosti &gt; LibreOffice &gt; Obecné</text:span> z hlavní nabídky.</text:p>
        </text:list-item>
        <text:list-item>
          <text:p text:style-name="P51"><text:span text:style-name="Strong_20_Emphasis">Uživatelské příručky </text:span><text:span text:style-name="SuperScript">‡</text:span> otevře výchozí prohlížeč na stránce Dokumentace na webu LibreOffice <text:a xlink:type="simple" xlink:href="https://documentation.libreoffice.org/en/english-documentation/" text:style-name="Internet_20_link" text:visited-style-name="Visited_20_Internet_20_Link">https://documentation.libreoffice.org/cs/czech-documentation</text:a>. Zde najdeme uživatelské příručky (ke stažení ve formátu PDF zdarma nebo tištěné kopie ke koupi) a další užitečné informace.</text:p>
        </text:list-item>
        <text:list-item>
          <text:p text:style-name="P51"><text:span text:style-name="Strong_20_Emphasis">Zobrazit Tip dne</text:span> – otevře malé okno s náhodnou radou, jak používat LibreOffice.</text:p>
        </text:list-item>
        <text:list-item>
          <text:p text:style-name="P51"><text:span text:style-name="Strong_20_Emphasis">Poradit se online </text:span> - Otevře výchozí prohlížeč na stránce fóra Ask LibreOffice<text:span text:style-name="Internet_20_link"/>, kde můžeme položit či zodpovědět otázku <text:a xlink:type="simple" xlink:href="https://ask.libreoffice.org/en/questions/" text:style-name="Internet_20_link" text:visited-style-name="Visited_20_Internet_20_Link">https://ask.libreoffice.org/en/questions/cs</text:a>.</text:p>
        </text:list-item>
        <text:list-item>
          <text:p text:style-name="P51"><text:span text:style-name="Strong_20_Emphasis">Odeslat zpětnou vazbu</text:span> – <text:span text:style-name="SuperScript">‡</text:span> Otevře výchozí prohlížeč na webové stránce zpětné vazby LibreOffic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ovat v nouzovém režimu</text:span> – otevře dialogové okno, ve kterém budeme mít možnost restartovat LibreOffice a obnovit výchozí nastavení softwaru.</text:p>
        </text:list-item>
        <text:list-item>
          <text:p text:style-name="P51"><text:span text:style-name="Strong_20_Emphasis">Zapojte se</text:span> – <text:span text:style-name="SuperScript">‡</text:span>otevře výchozí prohlížeč na webové stránce LibreOffice Připojte se k nám (<text:a xlink:type="simple" xlink:href="https://www.libreoffice.org/community/get-involved/" text:style-name="Internet_20_link" text:visited-style-name="Visited_20_Internet_20_Link">https://cs.libreoffice.org/community/pipojte-se-k-nam</text:a>). Na ní si můžeme vybrat oblast zájmu, v níž pomůžeme program vylepšit.</text:p>
        </text:list-item>
        <text:list-item>
          <text:p text:style-name="P51"><text:span text:style-name="Strong_20_Emphasis">Podpořit LibreOffice finančně</text:span> – <text:span text:style-name="SuperScript">‡</text:span>otevře výchozí prohlížeč na stránce Podpořte LibreOffice <text:a xlink:type="simple" xlink:href="https://donate.libreoffice.org/" text:style-name="Internet_20_link" text:visited-style-name="Visited_20_Internet_20_Link">https://cs.libreoffice.org/donate</text:a>. Zde můžeme poskytnout dar na podporu LibreOffice.</text:p>
        </text:list-item>
        <text:list-item>
          <text:p text:style-name="P52"><text:soft-page-break/><text:span text:style-name="Strong_20_Emphasis">Informace o licenci</text:span> – otevře dialogové okno Licenční a právní informace s informací o licenci, pod kterou je LibreOffice přístupná.</text:p>
        </text:list-item>
        <text:list-item>
          <text:p text:style-name="P56"><text:span text:style-name="Strong_20_Emphasis">Zkontrolovat aktualizace</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yto informace budou často vyžadovány, pokud požádáme komunitu o pomoc nebo asistenci se softwarem (V systému macOS se tato volba nalézá v nabídce <text:span text:style-name="Strong_20_Emphasis">LibreOffice</text:span>).</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Více informací najdeme v tabulce <text:sequence-ref text:reference-format="value" text:ref-name="refTable0">1</text:sequence-ref><text:s/>na webové stránce: <text:a xlink:type="simple" xlink:href="https://www.libreoffice.org/get-help/" text:style-name="Internet_20_link" text:visited-style-name="Visited_20_Internet_20_Link">http://cs.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ext:soft-page-break/>Ilustrace v tomto návodu byly vytvořeny v různých operačních systémech a na různých počítačích. Proto je možné, že některé prvky v ilustracích nebudou přesně takové, jak je vidíme na svém počítači.</text:p>
      <text:p text:style-name="P10">Některá dialogová okna se mohou lišit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Pro zobrazení dialogů LibreOffice na displeji našeho počítače zvolíme <text:span text:style-name="Emphasis">Použít dialogy LibreOffice</text:span> v sekci <text:span text:style-name="Emphasis">Dialogy Otevřít/Uložit</text:span>.</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Snímky obrazovky byly vytvořeny ve standardní instalaci LibreOffice, v níž byla zvolena sada ikon Colibre (SVG).</text:p>
      <text:p text:style-name="P10">Chceme-li změnit sadu ikon použitou v instalaci LibreOffice, postupujeme takto:</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V operačním systému Mac toto okno otevřeme v hlavní nabídce <text:span text:style-name="Strong_20_Emphasis">LibreOffice &gt; Předvolby &gt; Zobrazení</text:span>.</text:p>
        </text:list-item>
        <text:list-item>
          <text:p text:style-name="P54">V roletové nabídce <text:span text:style-name="Strong_20_Emphasis">Uživatelské rozhraní &gt; Velikost a styl ikon</text:span> vybereme <text:span text:style-name="Emphasis">Colibre (SVG)</text:span>.</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V některých distribucích operačního systému Linux, jako například v Ubuntu, je LibreOffice dostupný v úložišti softwaru, odkud je také nainstalován. Sada ikon Tango přitom není standardně nainstalována. Z úložiště softwaru pro náš operační systém Linux bychom měli být schopni stáhnout ikony Tango.</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V následující tabulce jsou uvedeny nejdůležitější rozdíly, které se týkají informací v této příručce. Podrobnější seznam se nachází v nápovědě aplikace.</text:p>
      <text:p text:style-name="Caption">Tabulka <text:sequence text:ref-name="refTable1" text:name="Table" text:formula="ooow:Table+1" style:num-format="1">2</text:sequence>: Používání LibreOffice na systému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Kdo napsal tuto uživatelskou příručku?<text:bookmark-end text:name="__RefHeading___Toc9393_2258703818"/></text:h>
      <text:p text:style-name="P10">Tato příručka byla napsána a přeložena dobrovolníky z komunity LibreOffice.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Přečtěte si licenci: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me používat funkce LibreOffice, které vyžadují Javu, je důležité, aby se správná 32bitová nebo 64bitová edice shodovala s nainstalovanou verzí LibreOffice. Viz kapitola 2 Pokročilé možnosti v příručce <text:span text:style-name="Emphasis">Začínáme s LibreOffice</text:span>. Pokud nechcem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ohu PDF soubor této příručky dále distribuovat, případně jej i tisknout a prodávat?</text:p>
      <text:p text:style-name="P24">Ano, pokud jsou splněny podmínky alespoň jedné z licencí, které jsou uvedeny na začátku této příručky. Není k tomu třeba žádné speciální povolení. Jako přispěvatelé k této příručce vás však žádáme, abyste vzali v úvahu množství práce, které bylo na její psaní a překlad vynaloženo a abyste se podělili o část svého zisku.</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Co je nového v LibreOffice 7.0?<text:bookmark-end text:name="__RefHeading___Toc7492_2174742657"/></text:h>
      <text:p text:style-name="P10">Poznámky o vydání LibreOffice 7.0: <text:a xlink:type="simple" xlink:href="https://wiki.documentfoundation.org/ReleaseNotes/7.0" text:style-name="Internet_20_link" text:visited-style-name="Visited_20_Internet_20_Link"><text:span text:style-name="Internet_20_link">https://wiki.documentfoundation.org/ReleaseNotes/7.0</text:span></text:a></text:p>
      <text:p text:style-name="P10">Na tomto odkazu najdeme také poznámky k dřívějším verzím LibreOffice, které nám poskytnou více informací o funkcích, které jsou součástí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 je nového v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ředmluva</text:title></text:span></text:p>
      </style:footer-left>
      <style:footer-first>
        <text:p text:style-name="Footer"><text:span text:style-name="MT2"><text:page-number text:select-page="current">4</text:page-number></text:span><text:span text:style-name="MT2"><text:s/>| </text:span><text:span text:style-name="MT2"><text:title>Předmluva</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